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1" style:family="table">
      <style:table-properties style:width="7.999cm" fo:margin-left="0cm" table:align="left"/>
    </style:style>
    <style:style style:name="Tableau1.A" style:family="table-column">
      <style:table-column-properties style:column-width="7.999cm"/>
    </style:style>
    <style:style style:name="Tableau1.A1" style:family="table-cell">
      <style:table-cell-properties fo:padding-left="0.203cm" fo:padding-right="0.203cm" fo:padding-top="0.381cm" fo:padding-bottom="0.381cm" fo:border-left="1.5pt solid #069a2e" fo:border-right="none" fo:border-top="none" fo:border-bottom="none" style:writing-mode="lr-tb"/>
    </style:style>
    <style:style style:name="Tableau1.A2" style:family="table-cell">
      <style:table-cell-properties fo:padding-left="0.254cm" fo:padding-right="0.203cm" fo:padding-top="0cm" fo:padding-bottom="0cm" fo:border-left="1.5pt solid #069a2e" fo:border-right="none" fo:border-top="none" fo:border-bottom="none" style:writing-mode="lr-tb"/>
    </style:style>
    <style:style style:name="P1" style:family="paragraph" style:parent-style-name="Header">
      <style:text-properties style:font-name="Arial" fo:font-size="10pt" style:font-size-asian="10pt" style:font-name-complex="Arial" style:font-size-complex="10pt"/>
    </style:style>
    <style:style style:name="P2" style:family="paragraph" style:parent-style-name="Text_20_body">
      <style:text-properties style:font-name="Arial" style:font-name-complex="Arial"/>
    </style:style>
    <style:style style:name="P3" style:family="paragraph" style:parent-style-name="Text_20_body">
      <style:paragraph-properties fo:margin-top="0cm" fo:margin-bottom="0cm" style:contextual-spacing="false" fo:line-height="136%"/>
      <style:text-properties style:font-name="Arial" fo:font-size="11pt" style:font-size-asian="11pt" style:font-name-complex="Arial"/>
    </style:style>
    <style:style style:name="P4" style:family="paragraph" style:parent-style-name="Footer">
      <style:paragraph-properties fo:text-align="end" style:justify-single-word="false"/>
    </style:style>
    <style:style style:name="P5" style:family="paragraph" style:parent-style-name="Standard">
      <style:text-properties fo:color="#4ea72e" loext:opacity="100%" style:font-name="Arial" style:font-name-complex="Arial"/>
    </style:style>
    <style:style style:name="P6" style:family="paragraph" style:parent-style-name="Sans_20_interligne">
      <style:paragraph-properties fo:orphans="0" fo:widows="0"/>
      <style:text-properties fo:color="#4ea72e" loext:opacity="100%" style:font-name="Arial" style:font-name-complex="Arial"/>
    </style:style>
    <style:style style:name="P7" style:family="paragraph" style:parent-style-name="Sans_20_interligne">
      <style:paragraph-properties fo:line-height="90%" fo:orphans="0" fo:widows="0"/>
      <style:text-properties fo:color="#4ea72e" loext:opacity="100%" style:font-name="Arial" fo:font-size="40pt" style:font-size-asian="40pt" style:font-name-complex="Arial" style:font-size-complex="40pt"/>
    </style:style>
    <style:style style:name="P8" style:family="paragraph" style:parent-style-name="Standard">
      <style:paragraph-properties fo:text-align="center" style:justify-single-word="false"/>
      <style:text-properties fo:color="#4ea72e" loext:opacity="100%" style:font-name="Arial" fo:font-size="18pt" fo:font-weight="bold" style:font-size-asian="18pt" style:font-weight-asian="bold" style:font-name-complex="Arial" style:font-size-complex="18pt" style:font-weight-complex="bold"/>
    </style:style>
    <style:style style:name="P9" style:family="paragraph" style:parent-style-name="Standard">
      <style:text-properties fo:color="#4ea72e" loext:opacity="100%" style:font-name="Arial" fo:font-size="18pt" fo:font-weight="bold" style:font-size-asian="18pt" style:font-weight-asian="bold" style:font-name-complex="Arial" style:font-size-complex="18pt" style:font-weight-complex="bold"/>
    </style:style>
    <style:style style:name="P10" style:family="paragraph" style:parent-style-name="Standard">
      <style:text-properties fo:color="#4ea72e" loext:opacity="100%" style:font-name="Arial" fo:font-size="14pt" fo:font-weight="bold" style:font-size-asian="14pt" style:font-weight-asian="bold" style:font-name-complex="Arial" style:font-size-complex="14pt" style:font-weight-complex="bold"/>
    </style:style>
    <style:style style:name="P11" style:family="paragraph" style:parent-style-name="Standard">
      <style:paragraph-properties fo:text-align="center" style:justify-single-word="false"/>
      <style:text-properties fo:color="#4ea72e" loext:opacity="100%" style:font-name="Arial" fo:font-size="14pt" fo:font-weight="bold" style:font-size-asian="14pt" style:font-weight-asian="bold" style:font-name-complex="Arial" style:font-size-complex="14pt" style:font-weight-complex="bold"/>
    </style:style>
    <style:style style:name="P12" style:family="paragraph" style:parent-style-name="Sans_20_interligne">
      <style:paragraph-properties fo:orphans="0" fo:widows="0"/>
    </style:style>
    <style:style style:name="P13" style:family="paragraph" style:parent-style-name="Standard">
      <style:paragraph-properties fo:text-align="center" style:justify-single-word="false"/>
      <style:text-properties fo:color="#c9211e" loext:opacity="100%" style:font-name="Arial" fo:font-size="14pt" fo:font-weight="bold" style:font-size-asian="14pt" style:font-weight-asian="bold" style:font-name-complex="Arial" style:font-size-complex="14pt" style:font-weight-complex="bold"/>
    </style:style>
    <style:style style:name="P14" style:family="paragraph" style:parent-style-name="TM_20_1">
      <style:paragraph-properties>
        <style:tab-stops>
          <style:tab-stop style:position="16.983cm" style:type="right" style:leader-style="dotted" style:leader-text="."/>
        </style:tab-stops>
      </style:paragraph-properties>
    </style:style>
    <style:style style:name="P15" style:family="paragraph" style:parent-style-name="TM_20_2">
      <style:paragraph-properties>
        <style:tab-stops>
          <style:tab-stop style:position="16.595cm" style:type="right" style:leader-style="dotted" style:leader-text="."/>
        </style:tab-stops>
      </style:paragraph-properties>
    </style:style>
    <style:style style:name="P16" style:family="paragraph" style:parent-style-name="Normal">
      <style:text-properties style:font-name-complex="Arial"/>
    </style:style>
    <style:style style:name="P17" style:family="paragraph" style:parent-style-name="Paragraphe_20_de_20_liste">
      <style:paragraph-properties fo:margin-left="2.498cm" fo:margin-right="0cm" fo:text-indent="0cm" style:auto-text-indent="false">
        <style:tab-stops/>
      </style:paragraph-properties>
      <style:text-properties style:font-name-complex="Arial"/>
    </style:style>
    <style:style style:name="P18" style:family="paragraph" style:parent-style-name="Paragraphe_20_de_20_liste">
      <style:paragraph-properties fo:margin-left="4.995cm" fo:margin-right="0cm" fo:text-indent="0cm" style:auto-text-indent="false">
        <style:tab-stops/>
      </style:paragraph-properties>
      <style:text-properties style:font-name-complex="Arial"/>
    </style:style>
    <style:style style:name="P19" style:family="paragraph" style:parent-style-name="Paragraphe_20_de_20_liste">
      <style:text-properties style:font-name-complex="Arial"/>
    </style:style>
    <style:style style:name="P20" style:family="paragraph" style:parent-style-name="Paragraphe_20_de_20_liste">
      <style:paragraph-properties fo:margin-left="0cm" fo:margin-right="0cm" fo:text-indent="1.228cm" style:auto-text-indent="false"/>
    </style:style>
    <style:style style:name="P21" style:family="paragraph" style:parent-style-name="Paragraphe_20_de_20_liste">
      <style:paragraph-properties fo:margin-left="2.498cm" fo:margin-right="0cm" fo:text-indent="0cm" style:auto-text-indent="false">
        <style:tab-stops/>
      </style:paragraph-properties>
    </style:style>
    <style:style style:name="P22" style:family="paragraph" style:parent-style-name="Paragraphe_20_de_20_liste">
      <style:paragraph-properties fo:margin-left="4.995cm" fo:margin-right="0cm" fo:text-indent="0cm" style:auto-text-indent="false">
        <style:tab-stops/>
      </style:paragraph-properties>
    </style:style>
    <style:style style:name="P23" style:family="paragraph" style:parent-style-name="Text_20_body" style:master-page-name="MPF0">
      <style:paragraph-properties style:page-number="0" fo:break-before="page"/>
      <style:text-properties fo:color="#4ea72e" loext:opacity="100%"/>
    </style:style>
    <style:style style:name="P24" style:family="paragraph" style:parent-style-name="Footer">
      <style:paragraph-properties fo:text-align="end" style:justify-single-word="false"/>
    </style:style>
    <style:style style:name="P25" style:family="paragraph" style:parent-style-name="Heading_20_1">
      <style:text-properties style:font-name="Arial" style:font-name-complex="Arial"/>
    </style:style>
    <style:style style:name="P26" style:family="paragraph" style:parent-style-name="Heading_20_2">
      <style:text-properties style:font-name-complex="Arial"/>
    </style:style>
    <style:style style:name="P27" style:family="paragraph" style:parent-style-name="Heading_20_3">
      <style:text-properties style:font-name="Arial" style:font-name-complex="Arial"/>
    </style:style>
    <style:style style:name="P28" style:family="paragraph" style:parent-style-name="Paragraphe_20_de_20_liste" style:list-style-name="L1">
      <style:text-properties fo:font-weight="bold" style:font-weight-asian="bold" style:font-name-complex="Arial" style:font-weight-complex="bold"/>
    </style:style>
    <style:style style:name="P29" style:family="paragraph" style:parent-style-name="Paragraphe_20_de_20_liste" style:list-style-name="L1">
      <style:text-properties fo:font-weight="bold" style:font-weight-asian="bold" style:font-name-complex="Arial"/>
    </style:style>
    <style:style style:name="P30" style:family="paragraph" style:parent-style-name="Paragraphe_20_de_20_liste" style:list-style-name="L2"/>
    <style:style style:name="P31" style:family="paragraph" style:parent-style-name="Paragraphe_20_de_20_liste" style:list-style-name="L3"/>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rial" style:font-name-complex="Arial"/>
    </style:style>
    <style:style style:name="T4" style:family="text">
      <style:text-properties fo:color="#4ea72e" loext:opacity="100%" style:font-name="Arial" fo:font-size="21pt" style:font-size-asian="21pt" style:font-name-complex="Arial" style:font-size-complex="36pt"/>
    </style:style>
    <style:style style:name="T5" style:family="text">
      <style:text-properties style:font-name-complex="Arial"/>
    </style:style>
    <style:style style:name="T6" style:family="text">
      <style:text-properties style:font-name-complex="Arial" style:font-weight-complex="bold"/>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style="italic" style:font-style-asian="italic" style:font-name-complex="Arial"/>
    </style:style>
    <style:style style:name="T10" style:family="text">
      <style:text-properties fo:font-style="italic" fo:font-weight="bold" style:font-style-asian="italic" style:font-weight-asian="bold" style:font-name-complex="Arial" style:font-style-complex="italic" style:font-weight-complex="bold"/>
    </style:style>
    <style:style style:name="T11" style:family="text">
      <style:text-properties fo:font-size="8pt" fo:font-style="italic" style:font-size-asian="8pt" style:font-style-asian="italic" style:font-name-complex="Arial" style:font-size-complex="8pt" style:font-style-complex="italic"/>
    </style:style>
    <style:style style:name="T12" style:family="text">
      <style:text-properties fo:font-size="8pt" fo:font-style="italic" style:font-size-asian="8pt" style:font-style-asian="italic" style:font-name-complex="Arial" style:font-size-complex="9pt" style:font-style-complex="italic"/>
    </style:style>
    <style:style style:name="T13" style:family="text">
      <style:text-properties fo:font-size="9pt" style:font-size-asian="9pt" style:font-name-complex="Arial" style:font-size-complex="9pt"/>
    </style:style>
    <style:style style:name="T14" style:family="text">
      <style:text-properties style:font-name="Cambria Math" style:font-name-complex="Cambria Math"/>
    </style:style>
    <style:style style:name="T15" style:family="text">
      <style:text-properties fo:font-weight="normal" style:font-weight-asian="normal" style:font-name-complex="Ari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5"/>
      <table:table table:name="Tableau1" table:style-name="Tableau1">
        <table:table-column table:style-name="Tableau1.A"/>
        <table:table-row table:style-name="TableLine3094700098176">
          <table:table-cell table:style-name="Tableau1.A1" office:value-type="string">
            <text:p text:style-name="P6">ISIMA</text:p>
          </table:table-cell>
        </table:table-row>
        <table:table-row table:style-name="TableLine3094700116672">
          <table:table-cell table:style-name="Tableau1.A2" office:value-type="string">
            <text:p text:style-name="P7">Intelligence Artificielle</text:p>
          </table:table-cell>
        </table:table-row>
        <table:table-row table:style-name="TableLine3094700124016">
          <table:table-cell table:style-name="Tableau1.A1" office:value-type="string">
            <text:p text:style-name="P12"><text:span text:style-name="Police_20_par_20_défaut"><text:span text:style-name="T4">Projet AI SPOTTER</text:span></text:span></text:p>
          </table:table-cell>
        </table:table-row>
      </table:table>
      <text:p text:style-name="P8"/>
      <text:p text:style-name="P8"/>
      <text:p text:style-name="P8"/>
      <text:p text:style-name="P8"/>
      <text:p text:style-name="P8"/>
      <text:p text:style-name="P8"/>
      <text:p text:style-name="P8"/>
      <text:p text:style-name="P8"/>
      <text:p text:style-name="P9"/>
      <text:p text:style-name="P8"/>
      <text:p text:style-name="P9"/>
      <text:p text:style-name="P8">Étude des outils permettant l’analyse et la création d’un détecteur de textes générés par IA et utilisation des RCR et du ML pour répondre à une partie de la problématique.</text:p>
      <text:p text:style-name="P10"/>
      <text:p text:style-name="P11"/>
      <text:p text:style-name="P11"/>
      <text:p text:style-name="P8">Table des matières</text:p>
      <text:p text:style-name="P13"/>
      <text:table-of-content text:style-name="Sect1" text:name="_TOC0">
        <text:table-of-content-source text:outline-level="2"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Toc156055028" office:target-frame-name="_top" xlink:show="replace" text:style-name="Internet_20_link" text:visited-style-name="Visited_20_Internet_20_Link"><text:span text:style-name="Lien_20_hypertexte"><text:span text:style-name="T3">1. TALN ou comment s’est mis au point les outils nécessaires à l’analyse du langage naturel.</text:span></text:span></text:a><text:a xlink:type="simple" xlink:href="#_Toc156055028" office:target-frame-name="_top" xlink:show="replace" text:style-name="Internet_20_link" text:visited-style-name="Visited_20_Internet_20_Link"><text:tab/>1</text:a></text:p>
          <text:p text:style-name="P15"><text:a xlink:type="simple" xlink:href="#_Toc156055029" office:target-frame-name="_top" xlink:show="replace" text:style-name="Internet_20_link" text:visited-style-name="Visited_20_Internet_20_Link"><text:span text:style-name="Lien_20_hypertexte">1.1 Fondements théoriques de la linguistique et l'analyse du langage</text:span></text:a><text:a xlink:type="simple" xlink:href="#_Toc156055029" office:target-frame-name="_top" xlink:show="replace" text:style-name="Internet_20_link" text:visited-style-name="Visited_20_Internet_20_Link"><text:tab/>1</text:a></text:p>
          <text:p text:style-name="P15"><text:a xlink:type="simple" xlink:href="#_Toc156055030" office:target-frame-name="_top" xlink:show="replace" text:style-name="Internet_20_link" text:visited-style-name="Visited_20_Internet_20_Link"><text:span text:style-name="Lien_20_hypertexte">1.2 Applications pratiques : arbres d'analyse syntaxique et parsers</text:span></text:a><text:a xlink:type="simple" xlink:href="#_Toc156055030" office:target-frame-name="_top" xlink:show="replace" text:style-name="Internet_20_link" text:visited-style-name="Visited_20_Internet_20_Link"><text:tab/>1</text:a></text:p>
          <text:p text:style-name="P15"><text:a xlink:type="simple" xlink:href="#_Toc156055031" office:target-frame-name="_top" xlink:show="replace" text:style-name="Internet_20_link" text:visited-style-name="Visited_20_Internet_20_Link"><text:span text:style-name="Lien_20_hypertexte">1.3 Analyse distributionnelle et plongement lexical</text:span></text:a><text:a xlink:type="simple" xlink:href="#_Toc156055031" office:target-frame-name="_top" xlink:show="replace" text:style-name="Internet_20_link" text:visited-style-name="Visited_20_Internet_20_Link"><text:tab/>1</text:a></text:p>
          <text:p text:style-name="P14"><text:a xlink:type="simple" xlink:href="#_Toc156055032" office:target-frame-name="_top" xlink:show="replace" text:style-name="Internet_20_link" text:visited-style-name="Visited_20_Internet_20_Link"><text:span text:style-name="Lien_20_hypertexte"><text:span text:style-name="T3">2. La représentation de connaissances comme outil d’organisation, de structuration et de simplification de l’information.</text:span></text:span></text:a><text:a xlink:type="simple" xlink:href="#_Toc156055032" office:target-frame-name="_top" xlink:show="replace" text:style-name="Internet_20_link" text:visited-style-name="Visited_20_Internet_20_Link"><text:tab/>2</text:a></text:p>
          <text:p text:style-name="P15"><text:a xlink:type="simple" xlink:href="#_Toc156055033" office:target-frame-name="_top" xlink:show="replace" text:style-name="Internet_20_link" text:visited-style-name="Visited_20_Internet_20_Link"><text:span text:style-name="Lien_20_hypertexte">2.1 Rôle fondamental de la représentation de connaissances</text:span></text:a><text:a xlink:type="simple" xlink:href="#_Toc156055033" office:target-frame-name="_top" xlink:show="replace" text:style-name="Internet_20_link" text:visited-style-name="Visited_20_Internet_20_Link"><text:tab/>2</text:a></text:p>
          <text:p text:style-name="P15"><text:soft-page-break/><text:a xlink:type="simple" xlink:href="#_Toc156055034" office:target-frame-name="_top" xlink:show="replace" text:style-name="Internet_20_link" text:visited-style-name="Visited_20_Internet_20_Link"><text:span text:style-name="Lien_20_hypertexte">2.2 Graphe de connaissances pour représenter les règles</text:span></text:a><text:a xlink:type="simple" xlink:href="#_Toc156055034" office:target-frame-name="_top" xlink:show="replace" text:style-name="Internet_20_link" text:visited-style-name="Visited_20_Internet_20_Link"><text:tab/>2</text:a></text:p>
          <text:p text:style-name="P14"><text:a xlink:type="simple" xlink:href="#_Toc156055035" office:target-frame-name="_top" xlink:show="replace" text:style-name="Internet_20_link" text:visited-style-name="Visited_20_Internet_20_Link"><text:span text:style-name="Lien_20_hypertexte"><text:span text:style-name="T3">3. Le Machine Learning et ses applications dans un projet d'analyse de textes.</text:span></text:span></text:a><text:a xlink:type="simple" xlink:href="#_Toc156055035" office:target-frame-name="_top" xlink:show="replace" text:style-name="Internet_20_link" text:visited-style-name="Visited_20_Internet_20_Link"><text:tab/>3</text:a></text:p>
          <text:p text:style-name="P15"><text:a xlink:type="simple" xlink:href="#_Toc156055036" office:target-frame-name="_top" xlink:show="replace" text:style-name="Internet_20_link" text:visited-style-name="Visited_20_Internet_20_Link"><text:span text:style-name="Lien_20_hypertexte">3.1 Constitution du jeu de données</text:span></text:a><text:a xlink:type="simple" xlink:href="#_Toc156055036" office:target-frame-name="_top" xlink:show="replace" text:style-name="Internet_20_link" text:visited-style-name="Visited_20_Internet_20_Link"><text:tab/>3</text:a></text:p>
          <text:p text:style-name="P15"><text:a xlink:type="simple" xlink:href="#_Toc156055037" office:target-frame-name="_top" xlink:show="replace" text:style-name="Internet_20_link" text:visited-style-name="Visited_20_Internet_20_Link"><text:span text:style-name="Lien_20_hypertexte">3.2 Configuration des paramètres du modèle</text:span></text:a><text:a xlink:type="simple" xlink:href="#_Toc156055037" office:target-frame-name="_top" xlink:show="replace" text:style-name="Internet_20_link" text:visited-style-name="Visited_20_Internet_20_Link"><text:tab/>3</text:a></text:p>
          <text:p text:style-name="P15"><text:a xlink:type="simple" xlink:href="#_Toc156055038" office:target-frame-name="_top" xlink:show="replace" text:style-name="Internet_20_link" text:visited-style-name="Visited_20_Internet_20_Link"><text:span text:style-name="Lien_20_hypertexte"><text:span text:style-name="T5">3.3 Entraînement du modèle</text:span></text:span></text:a><text:a xlink:type="simple" xlink:href="#_Toc156055038" office:target-frame-name="_top" xlink:show="replace" text:style-name="Internet_20_link" text:visited-style-name="Visited_20_Internet_20_Link"><text:tab/>3</text:a></text:p>
          <text:p text:style-name="P15"><text:a xlink:type="simple" xlink:href="#_Toc156055039" office:target-frame-name="_top" xlink:show="replace" text:style-name="Internet_20_link" text:visited-style-name="Visited_20_Internet_20_Link"><text:span text:style-name="Lien_20_hypertexte"><text:span text:style-name="T5">3.4 Perspectives d'amélioration</text:span></text:span></text:a><text:a xlink:type="simple" xlink:href="#_Toc156055039" office:target-frame-name="_top" xlink:show="replace" text:style-name="Internet_20_link" text:visited-style-name="Visited_20_Internet_20_Link"><text:tab/>4</text:a></text:p>
          <text:p text:style-name="P14"><text:a xlink:type="simple" xlink:href="#_Toc156055040" office:target-frame-name="_top" xlink:show="replace" text:style-name="Internet_20_link" text:visited-style-name="Visited_20_Internet_20_Link"><text:span text:style-name="Lien_20_hypertexte">4. Contributions des membres</text:span></text:a><text:a xlink:type="simple" xlink:href="#_Toc156055040" office:target-frame-name="_top" xlink:show="replace" text:style-name="Internet_20_link" text:visited-style-name="Visited_20_Internet_20_Link"><text:tab/>4</text:a></text:p>
          <text:p text:style-name="P15"><text:a xlink:type="simple" xlink:href="#_Toc156055041" office:target-frame-name="_top" xlink:show="replace" text:style-name="Internet_20_link" text:visited-style-name="Visited_20_Internet_20_Link"><text:span text:style-name="Lien_20_hypertexte">4.1 Lorenzo</text:span></text:a><text:a xlink:type="simple" xlink:href="#_Toc156055041" office:target-frame-name="_top" xlink:show="replace" text:style-name="Internet_20_link" text:visited-style-name="Visited_20_Internet_20_Link"><text:tab/>4</text:a></text:p>
          <text:p text:style-name="P15"><text:a xlink:type="simple" xlink:href="#_Toc156055042" office:target-frame-name="_top" xlink:show="replace" text:style-name="Internet_20_link" text:visited-style-name="Visited_20_Internet_20_Link"><text:span text:style-name="Lien_20_hypertexte">4.2 Axel</text:span></text:a><text:a xlink:type="simple" xlink:href="#_Toc156055042" office:target-frame-name="_top" xlink:show="replace" text:style-name="Internet_20_link" text:visited-style-name="Visited_20_Internet_20_Link"><text:tab/>4</text:a></text:p>
        </text:index-body>
      </text:table-of-content>
      <text:p text:style-name="Normal"/>
      <text:h text:style-name="P25" text:outline-level="1"><text:bookmark-start text:name="_Toc156055028"/><text:bookmark-start text:name="_Toc156052053"/><text:bookmark-start text:name="_Toc156050698"/><text:bookmark-start text:name="_Toc156050189"/>1. TALN ou comment s’est mis au point les outils nécessaires à l’analyse du langage naturel.<text:bookmark-end text:name="_Toc156055028"/><text:bookmark-end text:name="_Toc156052053"/><text:bookmark-end text:name="_Toc156050698"/><text:bookmark-end text:name="_Toc156050189"/></text:h>
      <text:h text:style-name="Heading_20_2" text:outline-level="2"><text:bookmark-start text:name="_Toc156055029"/><text:bookmark-start text:name="_Toc156052054"/>1.1 Fondements théoriques de la linguistique et l'analyse du langage<text:bookmark-end text:name="_Toc156055029"/><text:bookmark-end text:name="_Toc156052054"/></text:h>
      <text:p text:style-name="P16">Depuis les années 1950, les travaux de Turing et de Chomsky ont permis d’offrir de nouvelles perspectives à l’étude du langage naturel (NLP).</text:p>
      <text:p text:style-name="Normal"><text:span text:style-name="Police_20_par_20_défaut"><text:span text:style-name="T5">Ses théories ont permis de proposer une approche nouvelle sur la syntaxe et l’étude de la langue. Succédant au paradigme majoritaire d’</text:span></text:span><text:span text:style-name="Police_20_par_20_défaut"><text:span text:style-name="T7">analyse distributionnelle</text:span></text:span><text:span text:style-name="Police_20_par_20_défaut"><text:span text:style-name="T5"> qui consistait à étudier une langue à l’aide d’un échantillon (corpus), l’idée de Chomsky était de partir du postulat que chaque langage est limité par les processus mentaux des êtres humains et que, par cette limitation, il était possible de proposer des manières de structurer tous ces langages naturels. Cette nouvelle optique, tantôt acclamée, tantôt décriée, a néanmoins permis d’offrir une nouvelle perspective à l’analyse de la langue naturelle et a permis la mise au point d’outils pour travailler sur celle-ci</text:span></text:span></text:p>
      <text:p text:style-name="P16">De ce fait, bien que l’approche soit différente de l’analyse distributionnelle, elle est loin d’être en opposition avec la précédente et, au contraire, vient compléter l’éventail d’outils permettant l’analyse du langage.</text:p>
      <text:h text:style-name="Heading_20_2" text:outline-level="2"><text:bookmark-start text:name="_Toc156055030"/><text:bookmark-start text:name="_Toc156052055"/>1.2 Applications pratiques : arbres d'analyse syntaxique et parsers<text:bookmark-end text:name="_Toc156055030"/><text:bookmark-end text:name="_Toc156052055"/></text:h>
      <text:p text:style-name="Normal"><text:span text:style-name="Police_20_par_20_défaut"><text:span text:style-name="T5">Pour mettre en lien ces deux concepts avec notre problématique initiale, il faut comprendre leur rapport avec l’intelligence artificielle. La grammaire générative et transformationnelle de Chomsky est à l’origine d’un outil d’étude de grammaticalité de la langue naturelle très connue, on parle ici des </text:span></text:span><text:span text:style-name="Police_20_par_20_défaut"><text:span text:style-name="T8">arbres d’analyse syntaxique. </text:span></text:span><text:span text:style-name="Police_20_par_20_défaut"><text:span text:style-name="T5">Ceux-ci ont permis de permettre une représentation des phrases dites «bien formés», en effet, par définition, </text:span></text:span><text:bookmark text:name="docs-internal-guid-c26e30fd-7fff-6999-c9"/><text:span text:style-name="Police_20_par_20_défaut"><text:span text:style-name="T5">“</text:span></text:span><text:span text:style-name="Police_20_par_20_défaut"><text:span text:style-name="T9">Une phrase est grammaticale si et seulement s’il est possible d’en générer une analyse à l’aide d’une grammaire donnée</text:span></text:span><text:span text:style-name="Police_20_par_20_défaut"><text:span text:style-name="T5">”, c’est donc un outil de décision qui permet de décider si une phrase est grammaticale ou non. De ces arbres sont nés les </text:span></text:span><text:span text:style-name="Police_20_par_20_défaut"><text:span text:style-name="T8">parsers</text:span></text:span><text:span text:style-name="Police_20_par_20_défaut"><text:span text:style-name="T5"> qui permettent d’analyser la syntaxe de phrase à l’aide d’arbres. On peut citer, par exemple, <text:s/>le framework </text:span></text:span><text:span text:style-name="Police_20_par_20_défaut"><text:span text:style-name="T8">Stanford Parser</text:span></text:span><text:span text:style-name="Police_20_par_20_défaut"><text:span text:style-name="T5"> réalisé en JAVA, il permet de générer des arbres syntaxiques et donc d’offrir des méthodes de visualisation du langage et des associations qui peuvent être fais entre les entités de la phrase. </text:span></text:span><text:span text:style-name="Police_20_par_20_défaut"><text:span text:style-name="T11">(Slide 1)</text:span></text:span></text:p>
      <text:h text:style-name="Heading_20_2" text:outline-level="2"><text:bookmark-start text:name="_Toc156055031"/><text:bookmark-start text:name="_Toc156052056"/>1.3 Analyse distributionnelle et plongement lexical<text:bookmark-end text:name="_Toc156055031"/><text:bookmark-end text:name="_Toc156052056"/></text:h>
      <text:p text:style-name="Normal"><text:span text:style-name="Police_20_par_20_défaut"><text:span text:style-name="T5">Ensuite, penchons-nous un peu plus sur l’analyse distributionnelle. Celle-ci, comme expliquée brièvement ci-dessus, permet de définir des liens de sens entre les mots en se basant sur un échantillon de texte plus ou moins grand. L’idée nécessaire derrière cet échantillon est qu’il doit être représentatif de l’usage de la langue. Cette méthode a été étudiée et perfectionnée pour </text:span></text:span><text:soft-page-break/><text:span text:style-name="Police_20_par_20_défaut"><text:span text:style-name="T5">mettre au point des outils de mise en relation de certains mots lié par leurs sens et leur proximité d’utilisation. On parle ici de </text:span></text:span><text:span text:style-name="Police_20_par_20_défaut"><text:span text:style-name="T7">plongement lexical</text:span></text:span><text:span text:style-name="Police_20_par_20_défaut"><text:span text:style-name="T5"> (word embedding en anglais) afin de traiter une liste de mots selon un corpus donné. L’idée première est de créer une représentation des mots à l’aide de vecteurs avec la propriété suivante : “Moins un vecteur de mot est distant d’un autre, plus les contextes d’utilisations de ces deux mots sont proches. On peut citer les groupes de modèles Word2vec ou GloVe1. Sans trop entrer dans les détails, le premier utilise un réseau de neurones à deux couches alors que le deuxième se base sur une technique de factorisation de matrice.</text:span></text:span><text:span text:style-name="Police_20_par_20_défaut"><text:span text:style-name="T13"> </text:span></text:span><text:span text:style-name="Police_20_par_20_défaut"><text:span text:style-name="T12">(Slide 2)</text:span></text:span></text:p>
      <text:p text:style-name="Normal"><text:span text:style-name="Police_20_par_20_défaut"><text:span text:style-name="T5">En somme, on voit que l’étude linguistique a permis, des décennies après, la mise au point d’applications logicielles qui ont permis d’améliorer l’analyse et le traitement du langage naturel. Pour compléter notre brève étude, travaillons sur deux concepts très importants dans le domaine de l’intelligence artificielle : «</text:span></text:span><text:span text:style-name="Police_20_par_20_défaut"><text:span text:style-name="T8">La représentation de connaissances</text:span></text:span><text:span text:style-name="Police_20_par_20_défaut"><text:span text:style-name="T5">» et le «</text:span></text:span><text:span text:style-name="Police_20_par_20_défaut"><text:span text:style-name="T8">Machine Learning</text:span></text:span><text:span text:style-name="Police_20_par_20_défaut"><text:span text:style-name="T5">».</text:span></text:span></text:p>
      <text:p text:style-name="P3"/>
      <text:h text:style-name="P25" text:outline-level="1"><text:bookmark-start text:name="_Toc156055032"/><text:bookmark-start text:name="_Toc156052057"/><text:bookmark-start text:name="_Toc156050699"/><text:bookmark-start text:name="_Toc156050190"/>2. La représentation de connaissances comme outil d’organisation, de structuration et de simplification de l’information.<text:bookmark-end text:name="_Toc156055032"/><text:bookmark-end text:name="_Toc156052057"/><text:bookmark-end text:name="_Toc156050699"/><text:bookmark-end text:name="_Toc156050190"/><text:bookmark text:name="docs-internal-guid-81f1408b-7fff-3ed5-a6"/></text:h>
      <text:h text:style-name="Heading_20_2" text:outline-level="2"><text:bookmark-start text:name="_Toc156055033"/><text:bookmark-start text:name="_Toc156052058"/>2.1 Rôle fondamental de la représentation de connaissances<text:bookmark-end text:name="_Toc156055033"/><text:bookmark-end text:name="_Toc156052058"/></text:h>
      <text:p text:style-name="P16">Pour prendre des décisions sur des problèmes complexes, l’informatique c’est beaucoup appuyé sur le concept de «représentation de connaissances». Celle-ci permet d’offrir une sémantique plus claire et de permettre de comprendre comment fonctionnent le raisonnement et la prise de décision d’un système. Pour analyser un texte, on va partir sur la liste de neuf bases de faits censés nous donner des réponses basées sur les caractéristiques de nos textes.</text:p>
      <text:p text:style-name="P16">A noter qu’il est très difficile de déterminer efficacement si une IA ou si un être humain a généré un texte par représentation de connaissances. L’idée ici est de simplifier un maximum notre problématique et ainsi de partir de «postulats» qui nous permettront de déterminer des informations clés pour résoudre notre question initiale.</text:p>
      <text:h text:style-name="Heading_20_2" text:outline-level="2"><text:bookmark-start text:name="_Toc156055034"/><text:bookmark-start text:name="_Toc156052059"/>2.2 Graphe de connaissances pour représenter les règles<text:bookmark-end text:name="_Toc156055034"/><text:bookmark-end text:name="_Toc156052059"/></text:h>
      <text:list xml:id="list2125428803" text:style-name="L1">
        <text:list-item>
          <text:p text:style-name="P28">L’extrait a été rédigé par une IA.</text:p>
        </text:list-item>
      </text:list>
      <text:p text:style-name="P20"><text:span text:style-name="Police_20_par_20_défaut"><text:span text:style-name="T5">→ extrait(IA)</text:span></text:span></text:p>
      <text:list xml:id="list182151962208935" text:continue-numbering="true" text:style-name="L1">
        <text:list-item>
          <text:p text:style-name="P28">L’extrait a été rédigé par un humain.</text:p>
        </text:list-item>
      </text:list>
      <text:p text:style-name="P20"><text:span text:style-name="Police_20_par_20_défaut"><text:span text:style-name="T5">→ extrait(humain)</text:span></text:span></text:p>
      <text:list xml:id="list182153823563964" text:continue-numbering="true" text:style-name="L1">
        <text:list-item>
          <text:p text:style-name="P29">Si l’extrait est rédigé par un humain alors il n’est pas rédigé par une IA.</text:p>
        </text:list-item>
      </text:list>
      <text:p text:style-name="P20"><text:span text:style-name="Police_20_par_20_défaut"><text:span text:style-name="T5">→ extrait(humain) </text:span></text:span><text:span text:style-name="Police_20_par_20_défaut"><text:span text:style-name="T14">⇒</text:span></text:span><text:span text:style-name="Police_20_par_20_défaut"><text:span text:style-name="T6"> ¬ extrait(IA)</text:span></text:span></text:p>
      <text:list xml:id="list182151984710610" text:continue-numbering="true" text:style-name="L1">
        <text:list-item>
          <text:p text:style-name="P28">Si un extrait comporte des mots mal-écrits alors il est rédigé par un humain.</text:p>
        </text:list-item>
      </text:list>
      <text:p text:style-name="P20"><text:span text:style-name="Police_20_par_20_défaut"><text:span text:style-name="T5">→ contient(extrait, superieur(faute, 0)) </text:span></text:span><text:span text:style-name="Police_20_par_20_défaut"><text:span text:style-name="T14">⇒</text:span></text:span><text:span text:style-name="Police_20_par_20_défaut"><text:span text:style-name="T5"> extrait(humain)</text:span></text:span></text:p>
      <text:list xml:id="list182151959701831" text:continue-numbering="true" text:style-name="L1">
        <text:list-item>
          <text:p text:style-name="P28">Si un extrait comporte peu de répétitions alors il n’a pas été rédigé par un humain.</text:p>
        </text:list-item>
      </text:list>
      <text:p text:style-name="P20"><text:span text:style-name="Police_20_par_20_défaut"><text:span text:style-name="T5">→ contient(extrait, inferieur(repetition, 2)) </text:span></text:span><text:span text:style-name="Police_20_par_20_défaut"><text:span text:style-name="T14">⇒</text:span></text:span><text:span text:style-name="Police_20_par_20_défaut"><text:span text:style-name="T5"> ¬ extrait(humain)</text:span></text:span></text:p>
      <text:list xml:id="list182152059180905" text:continue-numbering="true" text:style-name="L1">
        <text:list-item>
          <text:p text:style-name="P28">Si un extrait comporte peu de répétitions, pas d’erreurs et qu’une des phrases est agrammaticale alors il n’a pas été rédigé par une IA.</text:p>
        </text:list-item>
      </text:list>
      <text:p text:style-name="P21"><text:span text:style-name="Police_20_par_20_défaut"><text:span text:style-name="T5">→ contient(extrait, inferieur(repetition, 2)) ^ contient(extrait, egal(faute, 0)) ^ contient(extrait, superieur(agrammaticalité, 0)) </text:span></text:span><text:span text:style-name="Police_20_par_20_défaut"><text:span text:style-name="T14">⇒</text:span></text:span><text:span text:style-name="Police_20_par_20_défaut"><text:span text:style-name="T5"> ¬ extrait(IA)</text:span></text:span></text:p>
      <text:list xml:id="list182153875929738" text:continue-numbering="true" text:style-name="L1">
        <text:list-item>
          <text:p text:style-name="P28">Si un être humain écrit un extrait alors les phrases feront moins de 20 mots.</text:p>
        </text:list-item>
      </text:list>
      <text:p text:style-name="P20"><text:span text:style-name="Police_20_par_20_défaut"><text:span text:style-name="T5">→ extrait(humain) </text:span></text:span><text:span text:style-name="Police_20_par_20_défaut"><text:span text:style-name="T14">⇒</text:span></text:span><text:span text:style-name="Police_20_par_20_défaut"><text:span text:style-name="T5"> contient(phrase, inferieur(taille, 21))</text:span></text:span></text:p>
      <text:list xml:id="list182152040075215" text:continue-numbering="true" text:style-name="L1">
        <text:list-item>
          <text:p text:style-name="P28">Si une phrase est non-signifiante et ne contient pas de mots mal-écrits alors il est rédigé par un humain.</text:p>
        </text:list-item>
      </text:list>
      <text:p text:style-name="P21"><text:span text:style-name="Police_20_par_20_défaut"><text:span text:style-name="T5">→ contient(phrase, superieur(non-signifiante, 0)) ^ contient(extrait, inferieur(faute, 0)) </text:span></text:span><text:span text:style-name="Police_20_par_20_défaut"><text:span text:style-name="T14">⇒</text:span></text:span><text:span text:style-name="Police_20_par_20_défaut"><text:span text:style-name="T5">extrait(humain)</text:span></text:span></text:p>
      <text:list xml:id="list182153348468258" text:continue-numbering="true" text:style-name="L1">
        <text:list-header>
          <text:p text:style-name="P28"/>
        </text:list-header>
        <text:list-item>
          <text:p text:style-name="P28"><text:soft-page-break/>Si un extrait contient au moins une phrase non-signifiante, agrammaticale et composée de successions d’un même caractère ou de mêmes syllabes alors l’extrait est rédigé par un humain.</text:p>
        </text:list-item>
      </text:list>
      <text:p text:style-name="P17">→ contient(phrase, superieur(non-signifiante, 0)) ^ </text:p>
      <text:p text:style-name="P18">contient(extrait, superieur(agrammaticalité, 0)) ^ </text:p>
      <text:p text:style-name="P22"><text:span text:style-name="Police_20_par_20_défaut"><text:span text:style-name="T5">(contient(mot, superieur(lettreSuccessive, 3)) </text:span></text:span><text:span text:style-name="Police_20_par_20_défaut"><text:span text:style-name="T14">∨</text:span></text:span><text:span text:style-name="Police_20_par_20_défaut"><text:span text:style-name="T5"> </text:span></text:span></text:p>
      <text:p text:style-name="P22"><text:span text:style-name="Police_20_par_20_défaut"><text:span text:style-name="T5">(contient(mot, superieur(syllabeSucessive, 4)) </text:span></text:span><text:span text:style-name="Police_20_par_20_défaut"><text:span text:style-name="T14">⇒</text:span></text:span><text:span text:style-name="Police_20_par_20_défaut"><text:span text:style-name="T5"> extrait(humain)</text:span></text:span></text:p>
      <text:p text:style-name="P2"/>
      <text:p text:style-name="Normal"><text:span text:style-name="Police_20_par_20_défaut"><text:span text:style-name="T5">Pour représenter cette base de règles, on utilise un graphe de connaissance. </text:span></text:span><text:span text:style-name="Police_20_par_20_défaut"><text:span text:style-name="T11">(Slide 3)</text:span></text:span></text:p>
      <text:p text:style-name="P16">Cette manière d’utiliser l’information est donc un moyen de trouver des réponses à des problèmes délicats en simplifiant en partie la problématique et en rendant notre réponse moins précise.</text:p>
      <text:p text:style-name="P16">Finalement, pour travailler sur des extraits de textes, on utilise de nombreux outils d’analyse afin d’être le plus complet possible. Ces outils permettent d’interagir avec les spécifiées du langage naturel et de fournir des modèles permettant de répondre le plus précisément possible à un problème donné, c’est ce qu’on appelle le Machine Learning.</text:p>
      <text:h text:style-name="P25" text:outline-level="1"><text:bookmark-start text:name="_Toc156055035"/><text:bookmark-start text:name="_Toc156052060"/><text:bookmark-start text:name="_Toc156050700"/><text:bookmark-start text:name="_Toc156050191"/>3. Le Machine Learning et ses applications dans un projet d'analyse de textes<text:bookmark-end text:name="_Toc156050191"/>.<text:bookmark-end text:name="_Toc156055035"/><text:bookmark-end text:name="_Toc156052060"/><text:bookmark-end text:name="_Toc156050700"/></text:h>
      <text:p text:style-name="P16">Dans cette troisième phase de notre projet, explorons comment le Machine Learning (ML) est utilisé pour aborder notre problématique de détection de textes générés par intelligence artificielle. Le ML offre une approche puissante pour analyser des données complexes et formuler des prédictions basées sur des modèles préalablement entraînés.</text:p>
      <text:p text:style-name="Normal"><text:span text:style-name="Police_20_par_20_défaut"><text:span text:style-name="T5">Avant de commencer, le code est disponible sur git</text:span></text:span><text:span text:style-name="Appel_20_note_20_de_20_bas_20_de_20_p."><text:span text:style-name="T5"><text:note text:id="ftn1" text:note-class="footnote"><text:note-citation>1</text:note-citation><text:note-body><text:p text:style-name="Footnote"><text:s/>https://github.com/axelfvvv/IAProject</text:p></text:note-body></text:note></text:span></text:span><text:span text:style-name="Police_20_par_20_défaut"><text:span text:style-name="T5">.</text:span></text:span></text:p>
      <text:h text:style-name="Heading_20_2" text:outline-level="2"><text:bookmark-start text:name="_Toc156055036"/><text:bookmark-start text:name="_Toc156052061"/><text:bookmark-start text:name="_Toc156050701"/><text:bookmark-start text:name="_Toc156050192"/>3.1 Constitution du jeu de données<text:bookmark-end text:name="_Toc156055036"/><text:bookmark-end text:name="_Toc156052061"/><text:bookmark-end text:name="_Toc156050701"/><text:bookmark-end text:name="_Toc156050192"/></text:h>
      <text:p text:style-name="Normal"><text:span text:style-name="Police_20_par_20_défaut"><text:span text:style-name="T5">Notre jeu de données a été soigneusement rassemblé à partir de Kaggle</text:span></text:span><text:span text:style-name="Appel_20_note_20_de_20_bas_20_de_20_p."><text:span text:style-name="T5"><text:note text:id="ftn2" text:note-class="footnote"><text:note-citation>2</text:note-citation><text:note-body><text:p text:style-name="Footnote"><text:s/>https://www.kaggle.com/datasets/mahdimaktabdar/chatgpt-classification-dataset/</text:p></text:note-body></text:note></text:span></text:span><text:span text:style-name="Police_20_par_20_défaut"><text:span text:style-name="T5">.</text:span></text:span></text:p>
      <text:p text:style-name="P16">Cette base de données contient une variété de textes générés, que ce soit par des êtres humains ou par des intelligences artificielles. Les réponses humaines proviennent de sources respectables telles que "The Encyclopedia of Computer Science and Technology" et "Encyclopedia of Human-Computer Interaction". Les réponses générées par l'IA ont été obtenues en posant des questions à ChatGPT et en documentant méticuleusement les réponses obtenues.</text:p>
      <text:p text:style-name="P16">Après cette phase de collecte, les données ont été nettoyées en éliminant les caractères indésirables, les balises de style, et autres éléments de formatage.</text:p>
      <text:h text:style-name="Heading_20_2" text:outline-level="2"><text:bookmark-start text:name="_Toc156055037"/><text:bookmark-start text:name="_Toc156052062"/><text:bookmark-start text:name="_Toc156050702"/><text:bookmark-start text:name="_Toc156050193"/>3.2 Configuration des paramètres du modèle<text:bookmark-end text:name="_Toc156055037"/><text:bookmark-end text:name="_Toc156052062"/><text:bookmark-end text:name="_Toc156050702"/><text:bookmark-end text:name="_Toc156050193"/></text:h>
      <text:p text:style-name="P16">La mise en place de notre modèle d'analyse a nécessité une attention particulière à certains paramètres cruciaux, adaptés spécifiquement à notre ensemble de données :</text:p>
      <text:list xml:id="list4132666836" text:style-name="L2">
        <text:list-item>
          <text:p text:style-name="P30"><text:span text:style-name="Police_20_par_20_défaut"><text:span text:style-name="T8">Taille du Vocabulaire (</text:span></text:span><text:span text:style-name="Police_20_par_20_défaut"><text:span text:style-name="T10">vocab_size</text:span></text:span><text:span text:style-name="Police_20_par_20_défaut"><text:span text:style-name="T8">)</text:span></text:span><text:span text:style-name="Police_20_par_20_défaut"><text:span text:style-name="T5">: Nous avons fixé cette valeur à 1000, limitant ainsi le modèle aux 1000 mots les plus fréquents dans nos données. Cela permet de concentrer l'attention sur les termes les plus pertinents.</text:span></text:span></text:p>
        </text:list-item>
        <text:list-item>
          <text:p text:style-name="P30"><text:span text:style-name="Police_20_par_20_défaut"><text:span text:style-name="T8">Dimension de l'Espace d'Embedding (</text:span></text:span><text:span text:style-name="Police_20_par_20_défaut"><text:span text:style-name="T10">embedding_dim</text:span></text:span><text:span text:style-name="Police_20_par_20_défaut"><text:span text:style-name="T8">)</text:span></text:span><text:span text:style-name="Police_20_par_20_défaut"><text:span text:style-name="T5">: Nous avons opté pour une dimension de 50, définissant ainsi la représentation vectorielle de chaque mot dans notre </text:span></text:span><text:soft-page-break/><text:span text:style-name="Police_20_par_20_défaut"><text:span text:style-name="T5">vocabulaire.</text:span></text:span></text:p>
        </text:list-item>
        <text:list-item>
          <text:p text:style-name="P30"><text:span text:style-name="Police_20_par_20_défaut"><text:span text:style-name="T8">Longueur Maximale d'une Séquence (</text:span></text:span><text:span text:style-name="Police_20_par_20_défaut"><text:span text:style-name="T10">max_sequence_length</text:span></text:span><text:span text:style-name="Police_20_par_20_défaut"><text:span text:style-name="T8">)</text:span></text:span><text:span text:style-name="Police_20_par_20_défaut"><text:span text:style-name="T5">: Fixée à 1500, cette valeur détermine la limite de mots examinés par le modèle pour chaque article. Cette valeur a été choisie pour garantir que le modèle puisse analyser une quantité significative d'informations dans chaque article</text:span></text:span></text:p>
        </text:list-item>
      </text:list>
      <text:p text:style-name="P16">On a choisi de limiter le vocabulaire à 1000 mots et d'utiliser une représentation de 50 dimensions pour mieux repérer les répétitions importantes et améliorer la façon dont le modèle comprend les mots.</text:p>
      <text:h text:style-name="P26" text:outline-level="2"><text:bookmark-start text:name="_Toc156055038"/><text:bookmark-start text:name="_Toc156052063"/><text:bookmark-start text:name="_Toc156050703"/><text:bookmark-start text:name="_Toc156050194"/>3.3 Entraînement du modèle<text:bookmark-end text:name="_Toc156055038"/><text:bookmark-end text:name="_Toc156052063"/><text:bookmark-end text:name="_Toc156050703"/><text:bookmark-end text:name="_Toc156050194"/></text:h>
      <text:p text:style-name="P16">Les résultats de l'entraînement sur 10 epochs sont encourageants :</text:p>
      <text:list xml:id="list9238843" text:style-name="L3">
        <text:list-item>
          <text:p text:style-name="P31"><text:span text:style-name="Police_20_par_20_défaut"><text:span text:style-name="T8">Précision sur l'Ensemble d'Entraînement</text:span></text:span><text:span text:style-name="Police_20_par_20_défaut"><text:span text:style-name="T5">: La précision atteint environ 99.02% à la fin de l'entraînement, indiquant une excellente adaptation aux données d'entraînement.</text:span></text:span></text:p>
        </text:list-item>
        <text:list-item>
          <text:p text:style-name="P31"><text:span text:style-name="Police_20_par_20_défaut"><text:span text:style-name="T8">Perte sur l'Ensemble d'Entraînement</text:span></text:span><text:span text:style-name="Police_20_par_20_défaut"><text:span text:style-name="T5">: La valeur de perte diminue progressivement, atteignant environ 0.0460 à la dernière epoch, signifiant de la convergence du modèle.</text:span></text:span></text:p>
        </text:list-item>
        <text:list-item>
          <text:p text:style-name="P31"><text:span text:style-name="Police_20_par_20_défaut"><text:span text:style-name="T8">Précision sur l'Ensemble de Validation</text:span></text:span><text:span text:style-name="Police_20_par_20_défaut"><text:span text:style-name="T5">: La précision sur l'ensemble de validation se situe autour de 90.20%, prouvant sa capacité de généralisation.</text:span></text:span></text:p>
        </text:list-item>
        <text:list-item>
          <text:p text:style-name="P31"><text:span text:style-name="Police_20_par_20_défaut"><text:span text:style-name="T8">Perte sur l'Ensemble de Validation</text:span></text:span><text:span text:style-name="Police_20_par_20_défaut"><text:span text:style-name="T5">: La valeur de perte sur l'ensemble de validation se maintient à environ 0.3512.</text:span></text:span></text:p>
        </text:list-item>
      </text:list>
      <text:p text:style-name="P19"/>
      <text:p text:style-name="P16">Ces résultats suggèrent une capacité du modèle à apprendre efficacement sur l'ensemble d'entraînement et à généraliser avec succès sur de nouvelles données.</text:p>
      <text:h text:style-name="Heading_20_2" text:outline-level="2"><text:bookmark-start text:name="_Toc156055039"/><text:bookmark-start text:name="_Toc156052064"/><text:bookmark-start text:name="_Toc156050704"/><text:bookmark-start text:name="_Toc156050195"/><text:span text:style-name="Strong_20_Emphasis"><text:span text:style-name="T15">3.4 Perspectives d'amélioration</text:span></text:span><text:bookmark-end text:name="_Toc156055039"/><text:bookmark-end text:name="_Toc156052064"/><text:bookmark-end text:name="_Toc156050704"/><text:bookmark-end text:name="_Toc156050195"/></text:h>
      <text:h text:style-name="P27" text:outline-level="3"><text:bookmark-start text:name="_Toc156050705"/><text:bookmark-start text:name="_Toc156050196"/>3.4.1 Opérationnalité du modèle<text:bookmark-end text:name="_Toc156050705"/><text:bookmark-end text:name="_Toc156050196"/></text:h>
      <text:p text:style-name="P16">Notre modèle actuel excelle dans l'analyse des éléments de notre base de données spécifique. Cependant, il est crucial de souligner que son optimisation se limite à cette base de données particulière. En dehors de ce contexte spécifique, sa performance pourrait présenter des variations notables. Cela souligne l'importance d'envisager une expansion de la base de données pour une amélioration plus globale de la performance du modèle. Une base de données plus diversifiée pourrait potentiellement renforcer sa capacité à généraliser et à s'adapter à une variété plus étendue de textes générés par IA.</text:p>
      <text:h text:style-name="P27" text:outline-level="3"><text:bookmark-start text:name="_Toc156050706"/><text:bookmark-start text:name="_Toc156050197"/>3.4.2 Gestion des fautes<text:bookmark-end text:name="_Toc156050706"/><text:bookmark-end text:name="_Toc156050197"/></text:h>
      <text:p text:style-name="P16">Pour garantir une détection d'erreurs plus pointue, notre modèle actuel se concentre sur l'élimination des caractères indésirables et des balises de style. Une amélioration potentielle consisterait à explorer des approches plus avancées, telles que l'intégration de techniques de correction orthographique ou l'utilisation de modèles spécialisés dans la détection d'erreurs. Cela renforcerait notre capacité à traiter de manière plus précise les fautes orthographiques et à améliorer la fiabilité du modèle.</text:p>
      <text:h text:style-name="Heading_20_1" text:outline-level="1"><text:bookmark-start text:name="_Toc156055040"/>4. Contributions des membres<text:bookmark-end text:name="_Toc156055040"/> </text:h>
      <text:p text:style-name="Normal">Nous avons réparti les tâches de manière collaborative, chacun apportant ses compétences spécifiques au projet AI SPOTTER. Voici un aperçu des contributions individuelles :</text:p>
      <text:h text:style-name="Heading_20_2" text:outline-level="2"><text:bookmark-start text:name="_Toc156055041"/><text:soft-page-break/>4.1 Lorenzo<text:bookmark-end text:name="_Toc156055041"/></text:h>
      <text:p text:style-name="Normal">Lorenzo a initié la recherche d'un dataset adapté, puis a développé un script permettant de générer un modèle, basé sur les bibliothèques TensorFlow et scikit-learn de Python, à partir de données(dataset et paramètres) préalablement définies. </text:p>
      <text:p text:style-name="Normal">Une fois le modèle créé, Lorenzo a mis en place une interface utilisateur, utilisant des technologies web telles que HTML, CSS, et JavaScript. Pour la partie backend, il a développé une API Flask en Python permettant de tester les textes avec le modèle de machine learning qu'il a créé</text:p>
      <text:h text:style-name="Heading_20_2" text:outline-level="2"><text:bookmark-start text:name="_Toc156055042"/>4.2 Axel<text:bookmark-end text:name="_Toc156055042"/></text:h>
      <text:p text:style-name="Normal">Axel s'est plongé dans la partie théorique du projet en se focalisant sur la recherche fondamentale pour définir comment traiter le texte. Il a approfondi sa compréhension des algorithmes d'analyse de texte en explorant comment les phrases sont formées, cherchant à saisir les mécanismes qui les animent.</text:p>
      <text:p text:style-name="Normal">Axé sur la distinction essentielle entre les caractéristiques des textes créés par des êtres humains et ceux générés par des intelligences artificielles (IA), Axel a élaboré des règles pour identifier ces différences. Plus spécifiquement, il a conçu un modèle CSP, détaillant les différentes composantes de manière préci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mily-generic="system" style:font-charset="x-symbol"/>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635cm" fo:margin-bottom="0.423cm" style:contextual-spacing="false" fo:keep-together="always" fo:hyphenation-ladder-count="no-limit" fo:keep-with-next="always"/>
      <style:text-properties fo:color="#3a7c22"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style:style>
    <style:style style:name="Heading_20_2" style:display-name="Heading 2" style:family="paragraph" style:parent-style-name="Normal" style:next-style-name="Normal" style:default-outline-level="2" style:class="text">
      <style:paragraph-properties fo:margin-top="0.423cm" fo:margin-bottom="0cm" style:contextual-spacing="false" fo:text-align="center" style:justify-single-word="false" fo:keep-together="always" fo:hyphenation-ladder-count="no-limit" fo:keep-with-next="always"/>
      <style:text-properties fo:color="#4ea72e" loext:opacity="100%"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loext:hyphenation-no-caps="false"/>
    </style:style>
    <style:style style:name="Heading_20_3" style:display-name="Heading 3" style:family="paragraph" style:parent-style-name="Normal" style:next-style-name="Normal" style:default-outline-level="3" style:class="text">
      <style:paragraph-properties fo:text-align="start" style:justify-single-word="false" fo:keep-together="always" fo:hyphenation-ladder-count="no-limit" fo:keep-with-next="always"/>
      <style:text-properties fo:color="#4ea72e" loext:opacity="100%" style:font-name="Aptos Display" fo:font-family="'Aptos Display'" style:font-family-generic="swiss" style:font-pitch="variable" fo:font-size="12pt" style:font-name-asian="Times New Roman" style:font-family-asian="'Times New Roman'" style:font-family-generic-asian="roman" style:font-pitch-asian="variable" style:font-size-asian="12pt" style:font-name-complex="Mangal" style:font-family-complex="Mangal" style:font-family-generic-complex="roman" style:font-pitch-complex="variable" style:font-size-complex="10.5pt" fo:hyphenate="false" loext:hyphenation-no-caps="false"/>
    </style:style>
    <style:style style:name="Normal" style:family="paragraph">
      <style:paragraph-properties fo:margin-top="0.212cm" fo:margin-bottom="0.212cm" style:contextual-spacing="false" fo:text-align="justify" style:justify-single-word="false" fo:hyphenation-ladder-count="no-limit"/>
      <style:text-properties style:font-name="Arial" fo:font-family="Arial" style:font-family-generic="swiss" style:font-pitch="variable" fo:font-size="11pt" style:font-size-asian="11pt" fo:hyphenate="false" loext:hyphenation-no-caps="false"/>
    </style:style>
    <style:style style:name="Sans_20_interligne" style:display-name="Sans interligne" style:family="paragraph">
      <style:paragraph-properties fo:orphans="2" fo:widows="2" fo:hyphenation-ladder-count="no-limit"/>
      <style:text-properties style:letter-kerning="false" style:font-name-asian="NSimSun" style:font-family-asian="NSimSun" style:font-family-generic-asian="modern" style:font-pitch-asian="fixed" style:language-asian="fr" style:country-asian="FR"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fo:hyphenate="false" loext:hyphenation-no-caps="false"/>
    </style:style>
    <style:style style:name="En-tête_20_de_20_table_20_des_20_matières" style:display-name="En-tête de table des matières" style:family="paragraph" style:parent-style-name="Heading_20_1" style:next-style-name="Normal" style:default-outline-level="1" style:list-style-name="">
      <style:paragraph-properties fo:margin-top="0.423cm" fo:margin-bottom="0cm" style:contextual-spacing="false" fo:line-height="106%" fo:text-align="start" style:justify-single-word="false" fo:orphans="2" fo:widows="2" fo:hyphenation-ladder-count="no-limit" style:vertical-align="auto"/>
      <style:text-properties style:letter-kerning="false" style:language-asian="fr" style:country-asian="FR" style:font-name-complex="Times New Roman" style:font-family-complex="'Times New Roman'" style:font-family-generic-complex="roman" style:font-pitch-complex="variable" style:font-size-complex="16pt" style:language-complex="ar" style:country-complex="SA" fo:hyphenate="true" loext:hyphenation-no-caps="false"/>
    </style:style>
    <style:style style:name="TM_20_1" style:display-name="TM 1" style:family="paragraph" style:parent-style-name="Normal" style:next-style-name="Normal" style:auto-update="true">
      <style:paragraph-properties fo:text-align="start" style:justify-single-word="false" fo:hyphenation-ladder-count="no-limit"/>
      <style:text-properties fo:text-transform="uppercase" style:font-name="Aptos" fo:font-family="Aptos" style:font-family-generic="swiss" style:font-pitch="variable" fo:font-size="10pt" fo:font-weight="bold" style:font-size-asian="10pt" style:font-weight-asian="bold" style:font-size-complex="10pt" style:font-weight-complex="bold" fo:hyphenate="false" loext:hyphenation-no-caps="false"/>
    </style:style>
    <style:style style:name="TM_20_2" style:display-name="TM 2" style:family="paragraph" style:parent-style-name="Normal" style:next-style-name="Normal" style:auto-update="true">
      <style:paragraph-properties fo:margin-left="0.388cm" fo:margin-right="0cm" fo:margin-top="0cm" fo:margin-bottom="0cm" style:contextual-spacing="false" fo:text-align="start" style:justify-single-word="false" fo:hyphenation-ladder-count="no-limit" fo:text-indent="0cm" style:auto-text-indent="false">
        <style:tab-stops/>
      </style:paragraph-properties>
      <style:text-properties fo:font-variant="small-caps" style:font-name="Aptos" fo:font-family="Aptos" style:font-family-generic="swiss" style:font-pitch="variable" fo:font-size="10pt" style:font-size-asian="10pt" style:font-size-complex="10pt" fo:hyphenate="false" loext:hyphenation-no-caps="false"/>
    </style:style>
    <style:style style:name="TM_20_3" style:display-name="TM 3" style:family="paragraph" style:parent-style-name="Normal" style:next-style-name="Normal" style:auto-update="true">
      <style:paragraph-properties fo:margin-left="0.776cm" fo:margin-right="0cm" fo:margin-top="0cm" fo:margin-bottom="0cm" style:contextual-spacing="false" fo:text-align="start" style:justify-single-word="false" fo:hyphenation-ladder-count="no-limit" fo:text-indent="0cm" style:auto-text-indent="false">
        <style:tab-stops/>
      </style:paragraph-properties>
      <style:text-properties style:font-name="Aptos" fo:font-family="Aptos" style:font-family-generic="swiss" style:font-pitch="variable" fo:font-size="10pt" fo:font-style="italic" style:font-size-asian="10pt" style:font-style-asian="italic" style:font-size-complex="10pt" style:font-style-complex="italic"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fo:hyphenate="false" loext:hyphenation-no-caps="false"/>
    </style:style>
    <style:style style:name="TM_20_4" style:display-name="TM 4" style:family="paragraph" style:parent-style-name="Normal" style:next-style-name="Normal" style:auto-update="true">
      <style:paragraph-properties fo:margin-left="1.164cm" fo:margin-right="0cm" fo:margin-top="0cm" fo:margin-bottom="0cm" style:contextual-spacing="false" fo:text-align="start" style:justify-single-word="false" fo:hyphenation-ladder-count="no-limit" fo:text-indent="0cm" style:auto-text-indent="false">
        <style:tab-stops/>
      </style:paragraph-properties>
      <style:text-properties style:font-name="Aptos" fo:font-family="Aptos" style:font-family-generic="swiss" style:font-pitch="variable" fo:font-size="9pt" style:font-size-asian="9pt" style:font-size-complex="9pt" fo:hyphenate="false" loext:hyphenation-no-caps="false"/>
    </style:style>
    <style:style style:name="TM_20_5" style:display-name="TM 5" style:family="paragraph" style:parent-style-name="Normal" style:next-style-name="Normal" style:auto-update="true">
      <style:paragraph-properties fo:margin-left="1.552cm" fo:margin-right="0cm" fo:margin-top="0cm" fo:margin-bottom="0cm" style:contextual-spacing="false" fo:text-align="start" style:justify-single-word="false" fo:hyphenation-ladder-count="no-limit" fo:text-indent="0cm" style:auto-text-indent="false">
        <style:tab-stops/>
      </style:paragraph-properties>
      <style:text-properties style:font-name="Aptos" fo:font-family="Aptos" style:font-family-generic="swiss" style:font-pitch="variable" fo:font-size="9pt" style:font-size-asian="9pt" style:font-size-complex="9pt" fo:hyphenate="false" loext:hyphenation-no-caps="false"/>
    </style:style>
    <style:style style:name="TM_20_6" style:display-name="TM 6" style:family="paragraph" style:parent-style-name="Normal" style:next-style-name="Normal" style:auto-update="true">
      <style:paragraph-properties fo:margin-left="1.94cm" fo:margin-right="0cm" fo:margin-top="0cm" fo:margin-bottom="0cm" style:contextual-spacing="false" fo:text-align="start" style:justify-single-word="false" fo:hyphenation-ladder-count="no-limit" fo:text-indent="0cm" style:auto-text-indent="false">
        <style:tab-stops/>
      </style:paragraph-properties>
      <style:text-properties style:font-name="Aptos" fo:font-family="Aptos" style:font-family-generic="swiss" style:font-pitch="variable" fo:font-size="9pt" style:font-size-asian="9pt" style:font-size-complex="9pt" fo:hyphenate="false" loext:hyphenation-no-caps="false"/>
    </style:style>
    <style:style style:name="TM_20_7" style:display-name="TM 7" style:family="paragraph" style:parent-style-name="Normal" style:next-style-name="Normal" style:auto-update="true">
      <style:paragraph-properties fo:margin-left="2.328cm" fo:margin-right="0cm" fo:margin-top="0cm" fo:margin-bottom="0cm" style:contextual-spacing="false" fo:text-align="start" style:justify-single-word="false" fo:hyphenation-ladder-count="no-limit" fo:text-indent="0cm" style:auto-text-indent="false">
        <style:tab-stops/>
      </style:paragraph-properties>
      <style:text-properties style:font-name="Aptos" fo:font-family="Aptos" style:font-family-generic="swiss" style:font-pitch="variable" fo:font-size="9pt" style:font-size-asian="9pt" style:font-size-complex="9pt" fo:hyphenate="false" loext:hyphenation-no-caps="false"/>
    </style:style>
    <style:style style:name="TM_20_8" style:display-name="TM 8" style:family="paragraph" style:parent-style-name="Normal" style:next-style-name="Normal" style:auto-update="true">
      <style:paragraph-properties fo:margin-left="2.716cm" fo:margin-right="0cm" fo:margin-top="0cm" fo:margin-bottom="0cm" style:contextual-spacing="false" fo:text-align="start" style:justify-single-word="false" fo:hyphenation-ladder-count="no-limit" fo:text-indent="0cm" style:auto-text-indent="false">
        <style:tab-stops/>
      </style:paragraph-properties>
      <style:text-properties style:font-name="Aptos" fo:font-family="Aptos" style:font-family-generic="swiss" style:font-pitch="variable" fo:font-size="9pt" style:font-size-asian="9pt" style:font-size-complex="9pt" fo:hyphenate="false" loext:hyphenation-no-caps="false"/>
    </style:style>
    <style:style style:name="TM_20_9" style:display-name="TM 9" style:family="paragraph" style:parent-style-name="Normal" style:next-style-name="Normal" style:auto-update="true">
      <style:paragraph-properties fo:margin-left="3.104cm" fo:margin-right="0cm" fo:margin-top="0cm" fo:margin-bottom="0cm" style:contextual-spacing="false" fo:text-align="start" style:justify-single-word="false" fo:hyphenation-ladder-count="no-limit" fo:text-indent="0cm" style:auto-text-indent="false">
        <style:tab-stops/>
      </style:paragraph-properties>
      <style:text-properties style:font-name="Aptos" fo:font-family="Aptos" style:font-family-generic="swiss" style:font-pitch="variable" fo:font-size="9pt" style:font-size-asian="9pt" style:font-size-complex="9pt" fo:hyphenate="false" loext:hyphenation-no-caps="false"/>
    </style:style>
    <style:style style:name="Endnote" style:family="paragraph" style:parent-style-name="Normal" style:class="extra">
      <style:paragraph-properties fo:margin-top="0cm" fo:margin-bottom="0cm" style:contextual-spacing="false"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Footnote" style:family="paragraph" style:parent-style-name="Normal" style:class="extra">
      <style:paragraph-properties fo:margin-top="0cm" fo:margin-bottom="0cm" style:contextual-spacing="false"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Titre_20_1_20_Car" style:display-name="Titre 1 Car" style:family="text" style:parent-style-name="Police_20_par_20_défaut">
      <style:text-properties fo:color="#3a7c22" loext:opacity="100%" style:font-name="Aptos Display" fo:font-family="'Aptos Display'"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Titre_20_2_20_Car" style:display-name="Titre 2 Car" style:family="text" style:parent-style-name="Police_20_par_20_défaut">
      <style:text-properties fo:color="#4ea72e" loext:opacity="100%" style:font-name="Arial" fo:font-family="Arial"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Lien_20_hypertexte" style:display-name="Lien hypertexte" style:family="text" style:parent-style-name="Police_20_par_20_défaut">
      <style:text-properties fo:color="#467886"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Titre_20_3_20_Car" style:display-name="Titre 3 Car" style:family="text" style:parent-style-name="Police_20_par_20_défaut">
      <style:text-properties fo:color="#4ea72e" loext:opacity="100%" style:font-name="Aptos Display" fo:font-family="'Aptos Display'"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Arial" fo:font-family="Arial" style:font-family-generic="swiss" style:font-pitch="variable" fo:font-size="11pt" style:font-size-asian="11pt" style:font-name-complex="Mangal" style:font-family-complex="Mangal" style:font-family-generic-complex="roman" style:font-pitch-complex="variable"/>
    </style:style>
    <style:style style:name="Sans_20_interligne_20_Car" style:display-name="Sans interligne Car" style:family="text" style:parent-style-name="Police_20_par_20_défaut">
      <style:text-properties style:letter-kerning="false" style:font-name-asian="NSimSun" style:font-family-asian="NSimSun" style:font-family-generic-asian="modern" style:font-pitch-asian="fixed" style:language-asian="fr" style:country-asian="FR"/>
    </style:style>
    <style:style style:name="Note_20_de_20_fin_20_Car" style:display-name="Note de fin Car" style:family="text" style:parent-style-name="Police_20_par_20_défaut">
      <style:text-properties style:font-name="Arial" fo:font-family="Arial" style:font-family-generic="swiss" style:font-pitch="variable" fo:font-size="10pt" style:font-size-asian="10pt" style:font-name-complex="Mangal" style:font-family-complex="Mangal" style:font-family-generic-complex="roman" style:font-pitch-complex="variable" style:font-size-complex="9pt"/>
    </style:style>
    <style:style style:name="Appel_20_de_20_note_20_de_20_fin" style:display-name="Appel de note de fin" style:family="text" style:parent-style-name="Police_20_par_20_défaut">
      <style:text-properties style:text-position="super 67%"/>
    </style:style>
    <style:style style:name="Note_20_de_20_bas_20_de_20_page_20_Car" style:display-name="Note de bas de page Car" style:family="text" style:parent-style-name="Police_20_par_20_défaut">
      <style:text-properties style:font-name="Arial" fo:font-family="Arial" style:font-family-generic="swiss" style:font-pitch="variable" fo:font-size="10pt" style:font-size-asian="10pt" style:font-name-complex="Mangal" style:font-family-complex="Mangal" style:font-family-generic-complex="roman" style:font-pitch-complex="variable" style:font-size-complex="9pt"/>
    </style:style>
    <style:style style:name="Appel_20_note_20_de_20_bas_20_de_20_p." style:display-name="Appel note de bas de p." style:family="text" style:parent-style-name="Police_20_par_20_défaut">
      <style:text-properties style:text-position="super 67%"/>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text:citation-style-name="Endnote_20_Symbol"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Arial" fo:font-size="10pt" style:font-size-asian="10pt" style:font-name-complex="Arial" style:font-size-complex="10pt"/>
    </style:style>
    <style:style style:name="MP2" style:family="paragraph" style:parent-style-name="Footer">
      <style:paragraph-properties fo:text-align="end" style:justify-single-word="false"/>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Header"><text:span text:style-name="Police_20_par_20_défaut"><text:span text:style-name="MT1">Janvier</text:span></text:span><text:span text:style-name="Police_20_par_20_défaut"><text:span text:style-name="MT2"><text:tab/><text:tab/></text:span></text:span><text:span text:style-name="Police_20_par_20_défaut"><text:span text:style-name="MT1">Lorenzo </text:span></text:span><text:span text:style-name="Police_20_par_20_défaut"><text:span text:style-name="MT2">BARBEY</text:span></text:span></text:p>
        <text:p text:style-name="Header"><text:span text:style-name="Police_20_par_20_défaut"><text:span text:style-name="MT1">2024<text:tab/><text:tab/>Axel </text:span></text:span><text:span text:style-name="Police_20_par_20_défaut"><text:span text:style-name="MT2">FEVEZ</text:span></text:span></text:p>
        <text:p text:style-name="MP1"/>
      </style:header>
      <style:header-first>
        <text:p text:style-name="Header"><text:span text:style-name="Police_20_par_20_défaut"><text:span text:style-name="MT1">Janvier</text:span></text:span><text:span text:style-name="Police_20_par_20_défaut"><text:span text:style-name="MT2"><text:tab/><text:tab/></text:span></text:span><text:span text:style-name="Police_20_par_20_défaut"><text:span text:style-name="MT1">Lorenzo </text:span></text:span><text:span text:style-name="Police_20_par_20_défaut"><text:span text:style-name="MT2">BARBEY</text:span></text:span></text:p>
        <text:p text:style-name="Header"><text:span text:style-name="Police_20_par_20_défaut"><text:span text:style-name="MT1">2024<text:tab/><text:tab/>Axel </text:span></text:span><text:span text:style-name="Police_20_par_20_défaut"><text:span text:style-name="MT2">FEVEZ</text:span></text:span></text:p>
      </style:header-first>
      <style:footer>
        <text:p text:style-name="MP2"><text:page-number text:select-page="current">5</text:page-number></text:p>
        <text:p text:style-name="Footer"/>
      </style:footer>
      <style:footer-first>
        <text:p text:style-name="MP2"><text:page-number text:select-page="current">0</text:page-number></text:p>
        <text:p text:style-name="Footer"/>
      </style:footer-first>
    </style:master-page>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initial-creator>KoTwiiX YT</meta:initial-creator>
    <meta:creation-date>2024-01-13T15:19:00Z</meta:creation-date>
    <dc:date>2024-01-14T18:21:51.729000000</dc:date>
    <meta:print-date>2024-01-13T15:19:00Z</meta:print-date>
    <meta:editing-cycles>3</meta:editing-cycles>
    <meta:editing-duration>PT26S</meta:editing-duration>
    <meta:document-statistic meta:table-count="1" meta:image-count="0" meta:object-count="0" meta:page-count="6" meta:paragraph-count="101" meta:word-count="2093" meta:character-count="13904" meta:non-whitespace-character-count="11916"/>
    <meta:template xlink:type="simple" xlink:actuate="onRequest" xlink:title="" xlink:href="Normal.dotm"/>
  </office:meta>
</office:document-meta>
</file>